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QUA PRO CON</text:p>
      <text:p text:style-name="Standard"/>
      <text:p text:style-name="Standard">CONs</text:p>
      <text:p text:style-name="Standard">THE FUCKING DRIVE</text:p>
      <text:p text:style-name="Standard">PUSHING TO GET IFR AND PUSH TO FLY IN WEIRD WEATHER</text:p>
      <text:p text:style-name="Standard">PUSH TO DRIVE IN BAD WEATHER</text:p>
      <text:p text:style-name="Standard">THE LIVING SITUATION </text:p>
      <text:p text:style-name="Standard">THE SPLIT WILL BECOME JUST SANDPOINT POSSIBLE PROBABLE </text:p>
      <text:p text:style-name="Standard">RENTED BUILDING UNKNOWN</text:p>
      <text:p text:style-name="Standard">LOSE TIME WITH FRIENDS DEFINITE</text:p>
      <text:p text:style-name="Standard">ISOLATION- UNKNOWN</text:p>
      <text:p text:style-name="Standard">MAKES THOSE OFF DAYS MORE VALUABLE UNKNOWN </text:p>
      <text:p text:style-name="Standard">ENERGY ALLOTMENT FOR EXISITING FRIENDS </text:p>
      <text:p text:style-name="Standard"/>
      <text:p text:style-name="Standard"/>
      <text:p text:style-name="Standard">PROS- <text:line-break/>THE PEOPLE AND THE TEAM SEEMS LIKE A SWEET SITUATION</text:p>
      <text:p text:style-name="Standard">TEAM RUNS ITSELF</text:p>
      <text:p text:style-name="Standard">SMOOTHS THE EDGES DOWN</text:p>
      <text:p text:style-name="Standard">TIME TO WRITE BOOKS AND STUDY AND PILOTS STUFF AND ALL THAT PROBABLE BUT UNCERTAIN </text:p>
      <text:p text:style-name="Standard">COOL ENVIRONMENT UNKNOWN</text:p>
      <text:p text:style-name="Standard">OUTDOORSY STUFF IS CHOICE </text:p>
      <text:p text:style-name="Standard">MOONEY WOULD BE GOOD TO GO? </text:p>
      <text:p text:style-name="Standard">GYMS </text:p>
      <text:p text:style-name="Standard">TON TO LEARN </text:p>
      <text:p text:style-name="Standard">FLEXABLE/TIME OFF AWAY </text:p>
      <text:p text:style-name="Standard">SHAMBS IS A GO</text:p>
      <text:p text:style-name="Standard">RENT IT TO SOMEONE-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ke Stanger</meta:initial-creator>
    <meta:creation-date>2024-01-22T20:36:43.13</meta:creation-date>
    <meta:document-statistic meta:table-count="0" meta:image-count="0" meta:object-count="0" meta:page-count="1" meta:paragraph-count="24" meta:word-count="118" meta:character-count="675"/>
    <dc:date>2024-01-23T13:11:04.69</dc:date>
    <dc:creator>Blake Stanger</dc:creator>
    <meta:editing-duration>PT15H48M51S</meta:editing-duration>
    <meta:editing-cycles>1</meta:editing-cycles>
    <meta:generator>OpenOffice/4.1.11$Win32 OpenOffice.org_project/4111m1$Build-9808</meta:generator>
  </office:meta>
</office:document-meta>
</file>